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</office:automatic-styles>
  <office:body>
    <office:text>
      <text:p text:style-name="Title">The ethnic makeup is a significant driver of change</text:p>
      <text:h text:style-name="Heading_20_4" text:outline-level="4"><text:bookmark-start text:name="the-ethnic-makeup-is-a-significant-driver-of-change-customjs.dv_funcs.evergreenheaderdv-this"/>The ethnic makeup is a significant driver of change <text:span text:style-name="Source_Text">$=customJS.dv_funcs.evergreenHeader(dv, this)</text:span><text:bookmark-end text:name="the-ethnic-makeup-is-a-significant-driver-of-change-customjs.dv_funcs.evergreenheaderdv-this"/></text:h>
      <text:p text:style-name="First_20_paragraph">The only significant change that I see is in the ethnic makeup of America. As we get closer and closer to being majority-minority, Republicans can no longer rely on the middle-class white American to win as Reagan and Bill Clinton did. <text:span text:style-name="T1">[1]</text:span></text:p>
      <text:p text:style-name="Horizontal_20_Line"/>
      <text:p text:style-name="First_20_paragraph"><text:span text:style-name="T2">Status</text:span>:: #EVER/SEED <text:span text:style-name="T3">edited </text:span></text:p>
      <text:p text:style-name="Text_20_body"><text:span text:style-name="T2">Topics</text:span>:: America, Politics, racism, political strategy <text:span text:style-name="Source_Text">$=customJS.dv_funcs.outlinedIn(dv, this)</text:span></text:p>
      <text:p text:style-name="Horizontal_20_Line"/>
      <text:list text:style-name="L1">
        <text:list-item>
          <text:p text:style-name="P1"><text:bookmark-start text:name="fn-1-79c032b86f017787"/>notesWestern Civ Textbook, 1124<text:bookmark-end text:name="fn-1-79c032b86f017787"/></text:p>
        </text:list-item>
      </text:list>
      <text:p text:style-name="P2">Dataview (for inline JS query 'customJS.dv_funcs.evergreenHeader(dv, this)'): TypeError: Cannot read property 'file' of undefined</text:p>
      <text:p text:style-name="P3">Dataview (for inline JS query 'customJS.dv_funcs.outlinedIn(dv, this)'): TypeError: Cannot read property 'parents' of undefin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1</meta:generator>
    <dc:title>The ethnic makeup is a significant driver of change</dc:title>
    <dc:description/>
    <dc:subject/>
    <meta:keyword/>
    <meta:initial-creator/>
    <dc:creator/>
    <meta:creation-date>2021-10-28T23:29:09Z</meta:creation-date>
    <dc:date>2021-10-28T23:29:09Z</dc:date>
    <meta:user-defined meta:name="aliases" meta:value-type="string"/>
    <meta:user-defined meta:name="created" meta:value-type="string">2021-07-30</meta:user-defined>
    <meta:user-defined meta:name="cssclass" meta:value-type="string">evergreen</meta:user-defined>
    <meta:user-defined meta:name="tags" meta:value-type="string">evergreen</meta:user-defined>
  </office:meta>
</office:document-meta>
</file>